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6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ropdown list for camera sources (webcams)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reate Device class and connect it to CameraSettings</text:p>
          </table:table-cell>
          <table:table-cell table:style-name="ce1" table:number-columns-repeated="1023"/>
        </table:table-row>
        <table:table-row table:style-name="ro1">
          <table:table-cell table:style-name="ce3" office:value-type="string" calcext:value-type="string">
            <text:p>get devices and feed dropdown list for cameras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hard reset camera devices (sometimes they do stack)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reate Texture FX assembly (from string)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update vvvv TextureFX logic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Reset camera (UI) </text:p>
          </table:table-cell>
          <table:table-cell office:value-type="string" calcext:value-type="string">
            <text:p>reset camera if it is not being updated in vv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csv logic (row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session (xml serialize CU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application settings (U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settings logic (load/save proper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 multiple aud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 multiple image sour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eate new screen/projection mode for videos (mid) full frame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indicators for special buttons (ie RE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ic button (stop audi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 to UDP as primary inter-communication solut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0:59:21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7:12:53.235000000</meta:creation-date>
    <dc:date>2021-11-13T13:22:42.069000000</dc:date>
    <meta:editing-duration>PT8H11M9S</meta:editing-duration>
    <meta:editing-cycles>9</meta:editing-cycles>
    <meta:generator>LibreOffice/6.0.1.1$Windows_x86 LibreOffice_project/60bfb1526849283ce2491346ed2aa51c465abfe6</meta:generator>
    <meta:document-statistic meta:table-count="1" meta:cell-count="18" meta:object-count="0"/>
  </office:meta>
</office:document-meta>
</file>